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5FBCBCD4AA8C616A85.png" manifest:media-type="image/png"/>
  <manifest:file-entry manifest:full-path="Pictures/10000201000000DD00000103DBBDD5ED9BABE8AA.png" manifest:media-type="image/png"/>
  <manifest:file-entry manifest:full-path="Pictures/10000201000000C9000000E4FE1BF4B1D086DA2E.png" manifest:media-type="image/png"/>
  <manifest:file-entry manifest:full-path="Pictures/10000201000001E40000013C7D60ABE4CB6D9349.png" manifest:media-type="image/png"/>
  <manifest:file-entry manifest:full-path="Pictures/10000201000000C70000003377B6107CF1436553.png" manifest:media-type="image/png"/>
  <manifest:file-entry manifest:full-path="Pictures/10000201000000C80000001C2979940F1235D21A.png" manifest:media-type="image/png"/>
  <manifest:file-entry manifest:full-path="Pictures/10000201000000C700000063A707DC69E56F9938.png" manifest:media-type="image/png"/>
  <manifest:file-entry manifest:full-path="Pictures/10000201000000C1000000E57D0C4C6DBA9A9A94.png" manifest:media-type="image/png"/>
  <manifest:file-entry manifest:full-path="Pictures/10000201000000FF0000010DE9F1ADFD6CB7F7D9.png" manifest:media-type="image/png"/>
  <manifest:file-entry manifest:full-path="Pictures/10000201000000C80000003DAF56E5F792FC263C.png" manifest:media-type="image/png"/>
  <manifest:file-entry manifest:full-path="Pictures/1000020100000235000000C64E814624616517CF.png" manifest:media-type="image/png"/>
  <manifest:file-entry manifest:full-path="Pictures/10000201000000C80000013B16ECF6C57F8DDE4E.png" manifest:media-type="image/png"/>
  <manifest:file-entry manifest:full-path="Pictures/10000201000000C70000003CB9AC06BBA2C47537.png" manifest:media-type="image/png"/>
  <manifest:file-entry manifest:full-path="Pictures/10000201000000C7000000936CEF69329110D530.png" manifest:media-type="image/png"/>
  <manifest:file-entry manifest:full-path="Pictures/10000201000000FD000000656DDD84DED8BD99A8.png" manifest:media-type="image/png"/>
  <manifest:file-entry manifest:full-path="Pictures/10000201000000C70000004DD25B1A1A488B3D8B.png" manifest:media-type="image/png"/>
  <manifest:file-entry manifest:full-path="Pictures/10000201000000DC000000BC161D257E939E0DD7.png" manifest:media-type="image/png"/>
  <manifest:file-entry manifest:full-path="Pictures/100002010000012F0000004E039849E5B33A2CD7.png" manifest:media-type="image/png"/>
  <manifest:file-entry manifest:full-path="Pictures/10000201000000C7000000212EF3D09E0B2FADC7.png" manifest:media-type="image/png"/>
  <manifest:file-entry manifest:full-path="Pictures/10000201000000C700000023A7A2CA1D366D55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9532f1" officeooo:paragraph-rsid="029532f1"/>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officeooo:rsid="029da508" officeooo:paragraph-rsid="02841740"/>
    </style:style>
    <style:style style:name="P27" style:family="paragraph" style:parent-style-name="Text_20_body">
      <style:text-properties officeooo:rsid="029a609a" officeooo:paragraph-rsid="02841740"/>
    </style:style>
    <style:style style:name="P28" style:family="paragraph" style:parent-style-name="Text_20_body">
      <style:text-properties officeooo:rsid="029b9589" officeooo:paragraph-rsid="02841740"/>
    </style:style>
    <style:style style:name="P29" style:family="paragraph" style:parent-style-name="Text_20_body">
      <style:text-properties officeooo:paragraph-rsid="02841740"/>
    </style:style>
    <style:style style:name="P30" style:family="paragraph" style:parent-style-name="Text_20_body">
      <style:text-properties officeooo:paragraph-rsid="02854cc7"/>
    </style:style>
    <style:style style:name="P31" style:family="paragraph" style:parent-style-name="Text_20_body">
      <style:text-properties officeooo:rsid="021e83ec" officeooo:paragraph-rsid="0272c494"/>
    </style:style>
    <style:style style:name="P32" style:family="paragraph" style:parent-style-name="Text_20_body">
      <style:text-properties officeooo:rsid="0280b8b8" officeooo:paragraph-rsid="0280b8b8"/>
    </style:style>
    <style:style style:name="P33" style:family="paragraph" style:parent-style-name="Text_20_body">
      <style:text-properties officeooo:rsid="02841740" officeooo:paragraph-rsid="028426a0"/>
    </style:style>
    <style:style style:name="P34" style:family="paragraph" style:parent-style-name="Text_20_body">
      <style:text-properties officeooo:rsid="02854cc7" officeooo:paragraph-rsid="02854cc7"/>
    </style:style>
    <style:style style:name="P35" style:family="paragraph" style:parent-style-name="Text_20_body">
      <style:text-properties officeooo:rsid="02854cc7" officeooo:paragraph-rsid="029532f1"/>
    </style:style>
    <style:style style:name="P36" style:family="paragraph" style:parent-style-name="Text_20_body">
      <style:text-properties officeooo:rsid="029532f1" officeooo:paragraph-rsid="029532f1"/>
    </style:style>
    <style:style style:name="P37" style:family="paragraph" style:parent-style-name="Text_20_body">
      <style:text-properties officeooo:rsid="029532f1" officeooo:paragraph-rsid="029656c2"/>
    </style:style>
    <style:style style:name="P38" style:family="paragraph" style:parent-style-name="Text_20_body">
      <style:text-properties officeooo:rsid="029656c2" officeooo:paragraph-rsid="029656c2"/>
    </style:style>
    <style:style style:name="P39" style:family="paragraph" style:parent-style-name="Horizontal_20_Line">
      <style:text-properties officeooo:rsid="021e83ec" officeooo:paragraph-rsid="0272c49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Standard" style:master-page-name="">
      <style:paragraph-properties style:page-number="auto" fo:break-before="auto" fo:break-after="auto"/>
      <style:text-properties officeooo:rsid="023ba01a"/>
    </style:style>
    <style:style style:name="P43" style:family="paragraph" style:parent-style-name="Standard">
      <style:paragraph-properties fo:break-before="auto" fo:break-after="auto"/>
      <style:text-properties officeooo:rsid="00cc09a6" officeooo:paragraph-rsid="00cc09a6"/>
    </style:style>
    <style:style style:name="P44" style:family="paragraph" style:parent-style-name="Heading_20_1">
      <style:paragraph-properties fo:margin-top="0cm" fo:margin-bottom="0cm" loext:contextual-spacing="false"/>
      <style:text-properties officeooo:paragraph-rsid="0272c494"/>
    </style:style>
    <style:style style:name="P45" style:family="paragraph" style:parent-style-name="Heading_20_1">
      <style:paragraph-properties fo:margin-top="0cm" fo:margin-bottom="0cm" loext:contextual-spacing="false"/>
      <style:text-properties officeooo:paragraph-rsid="027785e8"/>
    </style:style>
    <style:style style:name="P46" style:family="paragraph" style:parent-style-name="Heading_20_1">
      <style:paragraph-properties fo:margin-top="0cm" fo:margin-bottom="0cm" loext:contextual-spacing="false"/>
      <style:text-properties officeooo:rsid="0215a9ff" officeooo:paragraph-rsid="0278fc0b"/>
    </style:style>
    <style:style style:name="P47" style:family="paragraph" style:parent-style-name="Heading_20_1">
      <style:paragraph-properties fo:margin-top="0cm" fo:margin-bottom="0cm" loext:contextual-spacing="false"/>
      <style:text-properties officeooo:paragraph-rsid="0278fc0b"/>
    </style:style>
    <style:style style:name="P48" style:family="paragraph" style:parent-style-name="Heading_20_1">
      <style:paragraph-properties fo:margin-top="0cm" fo:margin-bottom="0cm" loext:contextual-spacing="false"/>
      <style:text-properties officeooo:paragraph-rsid="027dd82f"/>
    </style:style>
    <style:style style:name="P49" style:family="paragraph" style:parent-style-name="Heading_20_1">
      <style:paragraph-properties fo:margin-top="0cm" fo:margin-bottom="0cm" loext:contextual-spacing="false"/>
      <style:text-properties officeooo:paragraph-rsid="029532f1"/>
    </style:style>
    <style:style style:name="P50"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51" style:family="paragraph" style:parent-style-name="Heading_20_2">
      <style:text-properties officeooo:paragraph-rsid="0272c494"/>
    </style:style>
    <style:style style:name="P52" style:family="paragraph" style:parent-style-name="Heading_20_2">
      <style:text-properties officeooo:paragraph-rsid="028426a0"/>
    </style:style>
    <style:style style:name="P53" style:family="paragraph" style:parent-style-name="Heading_20_3">
      <style:text-properties officeooo:paragraph-rsid="027a32ab"/>
    </style:style>
    <style:style style:name="P54" style:family="paragraph" style:parent-style-name="Heading_20_3">
      <style:text-properties officeooo:paragraph-rsid="029656c2"/>
    </style:style>
    <style:style style:name="T1" style:family="text">
      <style:text-properties officeooo:rsid="02966221"/>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officeooo:rsid="0272c494"/>
    </style:style>
    <style:style style:name="T13" style:family="text">
      <style:text-properties officeooo:rsid="0274bc1b"/>
    </style:style>
    <style:style style:name="T14" style:family="text">
      <style:text-properties officeooo:rsid="0278fc0b"/>
    </style:style>
    <style:style style:name="T15" style:family="text">
      <style:text-properties officeooo:rsid="027a32ab"/>
    </style:style>
    <style:style style:name="T16" style:family="text">
      <style:text-properties officeooo:rsid="027cca87"/>
    </style:style>
    <style:style style:name="T17" style:family="text">
      <style:text-properties officeooo:rsid="029da508"/>
    </style:style>
    <style:style style:name="T18" style:family="text">
      <style:text-properties officeooo:rsid="029b9589"/>
    </style:style>
    <style:style style:name="T19" style:family="text">
      <style:text-properties officeooo:rsid="029dca35"/>
    </style:style>
    <style:style style:name="T20" style:family="text">
      <style:text-properties officeooo:rsid="02854cc7"/>
    </style:style>
    <style:style style:name="T21" style:family="text">
      <style:text-properties officeooo:rsid="029656c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6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6 Editors - 3D View - Sidebar - View Tab</text:p>
          </text:index-title>
          <text:p text:style-name="P40"><text:a xlink:type="simple" xlink:href="#__RefHeading___Toc5340_3798671567" text:style-name="Index_20_Link" text:visited-style-name="Index_20_Link">View tab<text:tab/>2</text:a></text:p>
          <text:p text:style-name="P40"><text:a xlink:type="simple" xlink:href="#__RefHeading___Toc5342_3798671567" text:style-name="Index_20_Link" text:visited-style-name="Index_20_Link">View tab - View Panel<text:tab/>2</text:a></text:p>
          <text:p text:style-name="P41"><text:a xlink:type="simple" xlink:href="#__RefHeading___Toc1030_1170868837" text:style-name="Index_20_Link" text:visited-style-name="Index_20_Link">Focal Length<text:tab/>2</text:a></text:p>
          <text:p text:style-name="P41"><text:a xlink:type="simple" xlink:href="#__RefHeading___Toc1032_1170868837" text:style-name="Index_20_Link" text:visited-style-name="Index_20_Link">Clip Near / Clip Far<text:tab/>2</text:a></text:p>
          <text:p text:style-name="P41"><text:a xlink:type="simple" xlink:href="#__RefHeading___Toc5344_3798671567" text:style-name="Index_20_Link" text:visited-style-name="Index_20_Link">Use Local Camera<text:tab/>2</text:a></text:p>
          <text:p text:style-name="P41"><text:a xlink:type="simple" xlink:href="#__RefHeading___Toc1034_1170868837" text:style-name="Index_20_Link" text:visited-style-name="Index_20_Link">Use Render Region<text:tab/>2</text:a></text:p>
          <text:p text:style-name="P41"><text:a xlink:type="simple" xlink:href="#__RefHeading___Toc5346_3798671567" text:style-name="Index_20_Link" text:visited-style-name="Index_20_Link">Camera Lock<text:tab/>3</text:a></text:p>
          <text:p text:style-name="P40"><text:a xlink:type="simple" xlink:href="#__RefHeading___Toc5348_3798671567" text:style-name="Index_20_Link" text:visited-style-name="Index_20_Link">View tab - Edit Panel<text:tab/>3</text:a></text:p>
          <text:p text:style-name="P41"><text:a xlink:type="simple" xlink:href="#__RefHeading___Toc5350_3798671567" text:style-name="Index_20_Link" text:visited-style-name="Index_20_Link">Lock Object Modes<text:tab/>3</text:a></text:p>
          <text:p text:style-name="P40"><text:a xlink:type="simple" xlink:href="#__RefHeading___Toc1117_1797529266" text:style-name="Index_20_Link" text:visited-style-name="Index_20_Link">View Tab - 3D Cursor Panel<text:tab/>3</text:a></text:p>
          <text:p text:style-name="P41"><text:a xlink:type="simple" xlink:href="#__RefHeading___Toc5352_3798671567" text:style-name="Index_20_Link" text:visited-style-name="Index_20_Link">Location<text:tab/>3</text:a></text:p>
          <text:p text:style-name="P41"><text:a xlink:type="simple" xlink:href="#__RefHeading___Toc5354_3798671567" text:style-name="Index_20_Link" text:visited-style-name="Index_20_Link">Rotation<text:tab/>3</text:a></text:p>
          <text:p text:style-name="P40"><text:a xlink:type="simple" xlink:href="#__RefHeading___Toc5356_3798671567" text:style-name="Index_20_Link" text:visited-style-name="Index_20_Link">View tab - Collections Panel<text:tab/>4</text:a></text:p>
          <text:p text:style-name="P41"><text:a xlink:type="simple" xlink:href="#__RefHeading___Toc1811_905377466" text:style-name="Index_20_Link" text:visited-style-name="Index_20_Link">Local Collections<text:tab/>4</text:a></text:p>
          <text:p text:style-name="P41"><text:a xlink:type="simple" xlink:href="#__RefHeading___Toc1813_905377466" text:style-name="Index_20_Link" text:visited-style-name="Index_20_Link">List of Collections<text:tab/>5</text:a></text:p>
          <text:p text:style-name="P40"><text:a xlink:type="simple" xlink:href="#__RefHeading___Toc1815_905377466" text:style-name="Index_20_Link" text:visited-style-name="Index_20_Link">View tab - Annotations Panel<text:tab/>5</text:a></text:p>
          <text:p text:style-name="P41"><text:a xlink:type="simple" xlink:href="#__RefHeading___Toc1817_905377466" text:style-name="Index_20_Link" text:visited-style-name="Index_20_Link">Annotations prop<text:tab/>5</text:a></text:p>
          <text:p text:style-name="P41"><text:a xlink:type="simple" xlink:href="#__RefHeading___Toc3784_905377466" text:style-name="Index_20_Link" text:visited-style-name="Index_20_Link">List of Annotation Strokes<text:tab/>6</text:a></text:p>
          <text:p text:style-name="P41"><text:a xlink:type="simple" xlink:href="#__RefHeading___Toc3786_905377466" text:style-name="Index_20_Link" text:visited-style-name="Index_20_Link">Thickness<text:tab/>6</text:a></text:p>
          <text:p text:style-name="P41"><text:a xlink:type="simple" xlink:href="#__RefHeading___Toc5273_529261320" text:style-name="Index_20_Link" text:visited-style-name="Index_20_Link">Frame Locked/Unlocked<text:tab/>6</text:a></text:p>
          <text:p text:style-name="P41"><text:a xlink:type="simple" xlink:href="#__RefHeading___Toc3788_905377466" text:style-name="Index_20_Link" text:visited-style-name="Index_20_Link">Onion Skin<text:tab/>6</text:a></text:p>
          <text:p text:style-name="P40"><text:a xlink:type="simple" xlink:href="#__RefHeading___Toc1955_742389421" text:style-name="Index_20_Link" text:visited-style-name="Index_20_Link">View tab - Stereoscopy Panel<text:tab/>6</text:a></text:p>
          <text:p text:style-name="P41"><text:a xlink:type="simple" xlink:href="#__RefHeading___Toc1957_742389421" text:style-name="Index_20_Link" text:visited-style-name="Index_20_Link">Left / Right / 3D<text:tab/>6</text:a></text:p>
          <text:p text:style-name="P41"><text:a xlink:type="simple" xlink:href="#__RefHeading___Toc1959_742389421" text:style-name="Index_20_Link" text:visited-style-name="Index_20_Link">Views / 3D<text:tab/>7</text:a></text:p>
          <text:p text:style-name="P41"><text:a xlink:type="simple" xlink:href="#__RefHeading___Toc1961_742389421" text:style-name="Index_20_Link" text:visited-style-name="Index_20_Link">Cameras<text:tab/>7</text:a></text:p>
          <text:p text:style-name="P41"><text:a xlink:type="simple" xlink:href="#__RefHeading___Toc1963_742389421" text:style-name="Index_20_Link" text:visited-style-name="Index_20_Link">Plane<text:tab/>7</text:a></text:p>
          <text:p text:style-name="P41"><text:a xlink:type="simple" xlink:href="#__RefHeading___Toc1965_742389421" text:style-name="Index_20_Link" text:visited-style-name="Index_20_Link">Volume<text:tab/>7</text:a></text:p>
        </text:index-body>
      </text:table-of-content>
      <text:p text:style-name="Standard"/>
      <text:p text:style-name="P43"/>
      <text:p text:style-name="Standard"/>
      <text:p text:style-name="P42"/>
      <table:table table:name="Tabelle5" table:style-name="Tabelle5">
        <table:table-column table:style-name="Tabelle5.A"/>
        <table:table-row>
          <table:table-cell table:style-name="Tabelle5.A1" office:value-type="string">
            <text:h text:style-name="P44"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1" draw:name="Bild11" text:anchor-type="paragraph" svg:y="0.316cm" svg:width="3.739cm" svg:height="5.941cm" draw:z-index="0"><draw:image xlink:href="Pictures/10000201000000DD0000015FBCBCD4AA8C616A85.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table-cell table:style-name="Tabelle6.A1" office:value-type="string">
            <text:h text:style-name="P44"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1" draw:name="Bild29" text:anchor-type="paragraph" svg:y="0.386cm" svg:width="3.739cm" svg:height="4.39cm" draw:z-index="1"><draw:image xlink:href="Pictures/10000201000000DD00000103DBBDD5ED9BABE8AA.png" xlink:type="simple" xlink:show="embed" xlink:actuate="onLoad" loext:mime-type="image/png"/></draw:frame></text:p>
      <text:p text:style-name="P8">The View panel contains some camera settings for the world camera and the render camera.</text:p>
      <text:h text:style-name="P50" text:outline-level="2"><text:bookmark-start text:name="__RefHeading___Toc1030_1170868837"/>Focal Length<text:bookmark-end text:name="__RefHeading___Toc1030_1170868837"/></text:h>
      <text:p text:style-name="P19">Set up the focal length for the world camera. You need to be in perspectivic view. In Orthographic view the lens values doesn't have an effect.</text:p>
      <text:p text:style-name="P31"/>
      <text:p text:style-name="P39"/>
      <text:h text:style-name="P51" text:outline-level="2"><text:bookmark-start text:name="__RefHeading___Toc1032_1170868837"/>Clip<text:span text:style-name="T12"> Near / Clip Far</text:span><text:bookmark-end text:name="__RefHeading___Toc1032_1170868837"/></text:h>
      <text:p text:style-name="P19">Set up the clipping values for the world camera. Geometry behind the end value and before the start value will not be drawn.</text:p>
      <text:p text:style-name="Horizontal_20_Line"/>
      <text:h text:style-name="Heading_20_2" text:outline-level="2"><draw:frame draw:style-name="fr5" draw:name="Bild13" text:anchor-type="paragraph" svg:width="3.371cm" svg:height="0.861cm" draw:z-index="5"><draw:image xlink:href="Pictures/10000201000000C70000003377B6107CF1436553.png" xlink:type="simple" xlink:show="embed" xlink:actuate="onLoad" loext:mime-type="image/png"/></draw:frame><text:bookmark-start text:name="__RefHeading___Toc5344_3798671567"/>Use Local Camera<text:bookmark-end text:name="__RefHeading___Toc5344_3798671567"/></text:h>
      <text:p text:style-name="P20">Normally when you render an image it gets rendered from the currently active camera. Define a custom camera that is always used for rendering. Regardless which camera is the active one.</text:p>
      <text:p text:style-name="P39"/>
      <text:h text:style-name="P51" text:outline-level="2"><draw:frame draw:style-name="fr5" draw:name="Bild32" text:anchor-type="paragraph" svg:width="3.39cm" svg:height="0.469cm" draw:z-index="2"><draw:image xlink:href="Pictures/10000201000000C80000001C2979940F1235D21A.png" xlink:type="simple" xlink:show="embed" xlink:actuate="onLoad" loext:mime-type="image/png"/></draw:frame><text:bookmark-start text:name="__RefHeading___Toc1034_1170868837"/><text:span text:style-name="T13">Use </text:span>Render <text:span text:style-name="T10">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39"/>
      <text:h text:style-name="Heading_20_2" text:outline-level="2"><draw:frame draw:style-name="fr3" draw:name="Bild34" text:anchor-type="paragraph" svg:x="15.282cm" svg:y="0.252cm" svg:width="3.371cm" svg:height="1.679cm" draw:z-index="3"><draw:image xlink:href="Pictures/10000201000000C700000063A707DC69E56F9938.png" xlink:type="simple" xlink:show="embed" xlink:actuate="onLoad" loext:mime-type="image/png"/></draw:frame><text:bookmark-start text:name="__RefHeading___Toc5346_3798671567"/><text:soft-page-break/>Camera Lock<text:bookmark-end text:name="__RefHeading___Toc5346_3798671567"/></text:h>
      <text:p text:style-name="P21">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4"><draw:image xlink:href="Pictures/10000201000001E40000013C7D60ABE4CB6D9349.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6"/>
      <text:p text:style-name="P16"/>
      <text:p text:style-name="P17"/>
      <table:table table:name="Tabelle7" table:style-name="Tabelle7">
        <table:table-column table:style-name="Tabelle7.A"/>
        <table:table-row>
          <table:table-cell table:style-name="Tabelle7.A1" office:value-type="string">
            <text:h text:style-name="P45"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3" draw:name="Bild14" text:anchor-type="paragraph" svg:x="15.252cm" svg:y="0.66cm" svg:width="3.39cm" svg:height="1.03cm" draw:z-index="6"><draw:image xlink:href="Pictures/10000201000000C80000003DAF56E5F792FC263C.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able:table-row>
          <table:table-cell table:style-name="Tabelle9.A1" office:value-type="string">
            <text:h text:style-name="P46" text:outline-level="1"><text:bookmark-start text:name="__RefHeading___Toc1117_1797529266"/><text:span text:style-name="T15">View Tab - </text:span>3D Cursor Panel<text:bookmark-end text:name="__RefHeading___Toc1117_1797529266"/></text:h>
          </table:table-cell>
        </table:table-row>
      </table:table>
      <text:p text:style-name="P7"/>
      <text:h text:style-name="Heading_20_2" text:outline-level="2"><draw:frame draw:style-name="fr3" draw:name="Bild36" text:anchor-type="paragraph" svg:x="15.3cm" svg:y="0.064cm" svg:width="3.401cm" svg:height="3.859cm" draw:z-index="7"><draw:image xlink:href="Pictures/10000201000000C9000000E4FE1BF4B1D086DA2E.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4">.</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1" draw:name="Bild38" text:anchor-type="paragraph" svg:y="0.55cm" svg:width="3.27cm" svg:height="3.881cm" draw:z-index="8"><draw:image xlink:href="Pictures/10000201000000C1000000E57D0C4C6DBA9A9A94.png" xlink:type="simple" xlink:show="embed" xlink:actuate="onLoad" loext: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text:soft-page-break/>Reset <text:span text:style-name="T2">All </text:span>to Default Value <text:bookmark-end text:name="__RefHeading___Toc3796_905377466"/></text:h>
      <text:p text:style-name="P14">Resets the X Y and Z 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n edit box. It is somehow similar to Reset to Default Value. But it clears the property instead of resetting it to the default value. Which can end in another value.</text:p>
      <text:h text:style-name="P53"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53"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53" text:outline-level="3"><text:bookmark-start text:name="__RefHeading___Toc3802_905377466"/>Copy Data Path<text:bookmark-end text:name="__RefHeading___Toc3802_905377466"/></text:h>
      <text:p text:style-name="P23">Copy Data Path copies the RNA data path for this property.</text:p>
      <text:h text:style-name="P53" text:outline-level="3"><text:bookmark-start text:name="__RefHeading___Toc3804_905377466"/>Copy as new Driver<text:bookmark-end text:name="__RefHeading___Toc3804_905377466"/></text:h>
      <text:p text:style-name="P14">Copies the current value as a new driver.</text:p>
      <text:h text:style-name="P53" text:outline-level="3"><text:bookmark-start text:name="__RefHeading___Toc3806_905377466"/>Online Python Reference<text:bookmark-end text:name="__RefHeading___Toc3806_905377466"/></text:h>
      <text:p text:style-name="P15">Developer feature. Open the Blender Python Reference.</text:p>
      <text:h text:style-name="P53" text:outline-level="3"><text:bookmark-start text:name="__RefHeading___Toc3808_905377466"/>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table-cell table:style-name="Tabelle8.A1" office:value-type="string">
            <text:h text:style-name="P47"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5" draw:name="Bild15" text:anchor-type="paragraph" svg:width="9.571cm" svg:height="3.35cm" draw:z-index="9"><draw:image xlink:href="Pictures/1000020100000235000000C64E814624616517CF.png" xlink:type="simple" xlink:show="embed" xlink:actuate="onLoad" loext:mime-type="image/png"/></draw:frame><text:bookmark-start text:name="__RefHeading___Toc1811_905377466"/>Local Collections<text:bookmark-end text:name="__RefHeading___Toc1811_905377466"/></text:h>
      <text:p text:style-name="P25">Allows the list of visible collections to be controlled per viewport rather than globally.</text:p>
      <text:h text:style-name="Heading_20_2" text:outline-level="2"><text:bookmark-start text:name="__RefHeading___Toc1813_905377466"/><text:soft-page-break/>List of Collections<text:bookmark-end text:name="__RefHeading___Toc1813_905377466"/></text:h>
      <text:p text:style-name="Text_20_body">The Collections panel shows a list of collections<text:span text:style-name="T16">.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48"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5" draw:name="Bild17" text:anchor-type="paragraph" svg:width="3.39cm" svg:height="5.33cm" draw:z-index="10"><draw:image xlink:href="Pictures/10000201000000C80000013B16ECF6C57F8DDE4E.png" xlink:type="simple" xlink:show="embed" xlink:actuate="onLoad" loext:mime-type="image/png"/></draw:frame><draw:frame draw:style-name="fr4" draw:name="Bild18" text:anchor-type="paragraph" svg:x="11.471cm" svg:width="3.371cm" svg:height="1.02cm" draw:z-index="11"><draw:image xlink:href="Pictures/10000201000000C70000003CB9AC06BBA2C47537.png" xlink:type="simple" xlink:show="embed" xlink:actuate="onLoad" loext:mime-type="image/png"/></draw:frame></text:p>
      <text:p text:style-name="P11">Manage the Annotation layers and materials.</text:p>
      <text:p text:style-name="P11"/>
      <text:p text:style-name="P11">When you don't have drawn an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7"><draw:frame draw:style-name="fr3" draw:name="Bild19" text:anchor-type="paragraph" svg:x="14.381cm" svg:y="-0.086cm" svg:width="4.32cm" svg:height="4.551cm" draw:z-index="13"><draw:image xlink:href="Pictures/10000201000000FF0000010DE9F1ADFD6CB7F7D9.png" xlink:type="simple" xlink:show="embed" xlink:actuate="onLoad" loext:mime-type="image/png"/></draw:frame>Add, remove and rename new annotations.</text:p>
      <text:h text:style-name="Heading_20_3" text:outline-level="3"><text:bookmark-start text:name="__RefHeading___Toc3810_905377466"/>Drop down box<text:bookmark-end text:name="__RefHeading___Toc3810_905377466"/></text:h>
      <text:p text:style-name="P32"><draw:frame draw:style-name="fr1" draw:name="Bild16" text:anchor-type="paragraph" svg:y="-0.116cm" svg:width="4.279cm" svg:height="1.709cm" draw:z-index="12"><draw:image xlink:href="Pictures/10000201000000FD000000656DDD84DED8BD99A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8">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29"><text:span text:style-name="T18">Assign a fake user to this annotation. </text:span>Fake users is an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17"> Annotation</text:span><text:bookmark-end text:name="__RefHeading___Toc5267_529261320"/></text:h>
      <text:p text:style-name="P26">Add a new annotation.</text:p>
      <text:h text:style-name="Heading_20_3" text:outline-level="3"><text:bookmark-start text:name="__RefHeading___Toc5269_529261320"/><text:span text:style-name="T11">Delete </text:span>Annotation<text:bookmark-end text:name="__RefHeading___Toc5269_529261320"/></text:h>
      <text:p text:style-name="P26">Delete the annotation.</text:p>
      <text:p text:style-name="Horizontal_20_Line"/>
      <text:h text:style-name="Heading_20_2" text:outline-level="2"><text:bookmark-start text:name="__RefHeading___Toc3784_905377466"/><text:soft-page-break/>List of Annotation Strokes<text:bookmark-end text:name="__RefHeading___Toc3784_905377466"/></text:h>
      <text:p text:style-name="P33"><draw:frame draw:style-name="fr1" draw:name="Bild21" text:anchor-type="paragraph" svg:y="-0.086cm" svg:width="3.371cm" svg:height="2.491cm" draw:z-index="14"><draw:image xlink:href="Pictures/10000201000000C7000000936CEF69329110D530.png" xlink:type="simple" xlink:show="embed" xlink:actuate="onLoad" loext:mime-type="image/png"/></draw:frame>Here you see your Annotation layers for the current Annotation. Every layer can have an own color. </text:p>
      <text:p text:style-name="P33">At the right side you find buttons to sort them and to add and remove new Annotation layers. </text:p>
      <text:p text:style-name="P33">You can change the color by clicking at the color field. A color dialog will pop up. You can rename annotation layers by double clicking at it. </text:p>
      <text:p text:style-name="P33">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6">The thickness of the annotation stroke.</text:p>
      <text:h text:style-name="Heading_20_2" text:outline-level="2"><text:bookmark-start text:name="__RefHeading___Toc5273_529261320"/>Frame Locked/Unlocked<text:bookmark-end text:name="__RefHeading___Toc5273_529261320"/></text:h>
      <text:p text:style-name="P26">Lock frame displayed by current layer. <text:span text:style-name="T19">This t</text:span>oggle<text:span text:style-name="T19">s</text:span> whether the active layer is the only one that can be edited.</text:p>
      <text:p text:style-name="Horizontal_20_Line"/>
      <text:h text:style-name="P52" text:outline-level="2"><text:bookmark-start text:name="__RefHeading___Toc3788_905377466"/>Onion Skin <text:bookmark-end text:name="__RefHeading___Toc3788_905377466"/></text:h>
      <text:p text:style-name="P34"><draw:frame draw:style-name="fr1" draw:name="Bild22" text:anchor-type="paragraph" svg:y="0.28cm" svg:width="3.371cm" svg:height="1.3cm" draw:z-index="15"><draw:image xlink:href="Pictures/10000201000000C70000004DD25B1A1A488B3D8B.png" xlink:type="simple" xlink:show="embed" xlink:actuate="onLoad" loext:mime-type="image/png"/></draw:frame>Enable Onion Skinning.</text:p>
      <text:p text:style-name="P30"><text:span text:style-name="T20">Onion Skinning allows to s</text:span>how ghosts of the keyframes before and after the current frame. <text:span text:style-name="T20">In this sub panel you can adjust the color of the onion skin frames.</text:span></text:p>
      <text:p text:style-name="P34">With the numbers below the colors you can define how many frames before or after are displayed that way.</text:p>
      <text:p text:style-name="P35"/>
      <table:table table:name="Tabelle1" table:style-name="Tabelle1">
        <table:table-column table:style-name="Tabelle1.A"/>
        <table:table-row>
          <table:table-cell table:style-name="Tabelle1.A1" office:value-type="string">
            <text:h text:style-name="P49" text:outline-level="1"><text:bookmark-start text:name="__RefHeading___Toc1955_742389421"/><text:span text:style-name="T3">V</text:span><text:span text:style-name="T5">iew</text:span><text:span text:style-name="T4"> tab</text:span><text:span text:style-name="T5"> - S</text:span><text:span text:style-name="T9">tereoscopy</text:span><text:span text:style-name="T5"> Panel</text:span><text:bookmark-end text:name="__RefHeading___Toc1955_742389421"/></text:h>
          </table:table-cell>
        </table:table-row>
      </table:table>
      <text:p text:style-name="P12"><text:s/></text:p>
      <text:p text:style-name="P12"><draw:frame draw:style-name="fr1" draw:name="Bild1" text:anchor-type="paragraph" svg:y="0.28cm" svg:width="3.731cm" svg:height="3.18cm" draw:z-index="16"><draw:image xlink:href="Pictures/10000201000000DC000000BC161D257E939E0DD7.png" xlink:type="simple" xlink:show="embed" xlink:actuate="onLoad" loext:mime-type="image/png"/></draw:frame>This panel shows when you have Stereoscopy enabled in the Output Properties of the Properties editor. Some content depends of the Stereoscopy settings.</text:p>
      <text:p text:style-name="P12"/>
      <text:p text:style-name="P12"><draw:frame draw:style-name="fr2" draw:name="Bild2" text:anchor-type="paragraph" svg:y="0.316cm" svg:width="5.129cm" svg:height="1.319cm" draw:z-index="17"><draw:image xlink:href="Pictures/100002010000012F0000004E039849E5B33A2CD7.png" xlink:type="simple" xlink:show="embed" xlink:actuate="onLoad" loext:mime-type="image/png"/></draw:frame></text:p>
      <text:p text:style-name="P12"/>
      <text:h text:style-name="Heading_20_2" text:outline-level="2"/>
      <text:h text:style-name="Heading_20_2" text:outline-level="2"><draw:frame draw:style-name="fr1" draw:name="Bild3" text:anchor-type="paragraph" svg:y="0.582cm" svg:width="3.371cm" svg:height="0.559cm" draw:z-index="18"><draw:image xlink:href="Pictures/10000201000000C7000000212EF3D09E0B2FADC7.png" xlink:type="simple" xlink:show="embed" xlink:actuate="onLoad" loext:mime-type="image/png"/></draw:frame><text:bookmark-start text:name="__RefHeading___Toc1957_742389421"/>Left / Right / 3D<text:bookmark-end text:name="__RefHeading___Toc1957_742389421"/></text:h>
      <text:p text:style-name="P36">With Stereoscopy setting Stereo 3D.</text:p>
      <text:p text:style-name="P36">Show the image in the 3d view from the left or right camera, or from both.</text:p>
      <text:h text:style-name="Heading_20_2" text:outline-level="2"><draw:frame draw:style-name="fr1" draw:name="Bild4" text:anchor-type="paragraph" svg:y="0.54cm" svg:width="3.371cm" svg:height="0.589cm" draw:z-index="19"><draw:image xlink:href="Pictures/10000201000000C700000023A7A2CA1D366D5513.png" xlink:type="simple" xlink:show="embed" xlink:actuate="onLoad" loext:mime-type="image/png"/></draw:frame><text:bookmark-start text:name="__RefHeading___Toc1959_742389421"/><text:soft-page-break/>Views / 3D<text:bookmark-end text:name="__RefHeading___Toc1959_742389421"/></text:h>
      <text:p text:style-name="P36">With Stereoscopy setting Multi-View.</text:p>
      <text:p text:style-name="P36">Show the image in the 3d view from the single cameras, or from both.</text:p>
      <text:h text:style-name="Heading_20_2" text:outline-level="2"><text:bookmark-start text:name="__RefHeading___Toc1961_742389421"/>Cameras<text:bookmark-end text:name="__RefHeading___Toc1961_742389421"/></text:h>
      <text:p text:style-name="P36">With Stereoscopy setting Stereo 3D. Show the left and right cameras.</text:p>
      <text:h text:style-name="Heading_20_2" text:outline-level="2"><text:bookmark-start text:name="__RefHeading___Toc1963_742389421"/>Plane<text:bookmark-end text:name="__RefHeading___Toc1963_742389421"/></text:h>
      <text:p text:style-name="P36">Show the convergence plane.</text:p>
      <text:h text:style-name="Heading_20_3" text:outline-level="3">Alpha</text:h>
      <text:p text:style-name="P36">The transparency of the convergence plane.</text:p>
      <text:h text:style-name="Heading_20_2" text:outline-level="2"><text:bookmark-start text:name="__RefHeading___Toc1965_742389421"/>Volume<text:bookmark-end text:name="__RefHeading___Toc1965_742389421"/></text:h>
      <text:p text:style-name="P38">Show the stereoscopy volume.</text:p>
      <text:h text:style-name="P54" text:outline-level="3">Alpha</text:h>
      <text:p text:style-name="P37">The transparency of the <text:span text:style-name="T21">stereoscopy volume.</text:span></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 - Sidebar - View Tab</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8M15S</meta:editing-duration>
    <meta:editing-cycles>581</meta:editing-cycles>
    <meta:generator>LibreOffice/6.4.6.2$Windows_X86_64 LibreOffice_project/0ce51a4fd21bff07a5c061082cc82c5ed232f115</meta:generator>
    <dc:date>2020-10-04T18:11:28.479000000</dc:date>
    <meta:document-statistic meta:table-count="7" meta:image-count="20" meta:object-count="0" meta:page-count="7" meta:paragraph-count="135" meta:word-count="1195" meta:character-count="6496" meta:non-whitespace-character-count="5427"/>
    <meta:template xlink:type="simple" xlink:actuate="onRequest" xlink:title="standard1cm" xlink:href="../../../AppData/Roaming/LibreOffice/4/user/template/standard1cm.ott" meta:date="2016-03-29T10:15:31.334000000"/>
  </office:meta>
</office:document-meta>
</file>